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margin-left="0.4917in" fo:margin-right="0in" fo:text-indent="0in" style:auto-text-indent="false"/>
    </style:style>
    <style:style style:name="P3" style:family="paragraph" style:parent-style-name="Preformatted_20_Text">
      <style:paragraph-properties fo:margin-left="0.4917in" fo:margin-right="0in" fo:text-indent="0in" style:auto-text-indent="false"/>
      <style:text-properties fo:font-variant="normal" fo:text-transform="none" fo:color="#000000" fo:letter-spacing="normal" fo:font-style="italic" fo:font-weight="normal" style:font-style-asian="italic" style:font-style-complex="italic"/>
    </style:style>
    <style:style style:name="P4" style:family="paragraph" style:parent-style-name="List_20_Paragraph">
      <style:text-properties fo:font-style="italic" style:font-style-asian="italic" style:font-style-complex="italic"/>
    </style:style>
    <style:style style:name="P5" style:family="paragraph" style:parent-style-name="List_20_Paragraph">
      <style:text-properties fo:font-style="italic" fo:font-weight="normal" officeooo:rsid="000a2b02" officeooo:paragraph-rsid="000a2b02" style:font-style-asian="italic" style:font-weight-asian="normal" style:font-style-complex="italic" style:font-weight-complex="normal"/>
    </style:style>
    <style:style style:name="P6" style:family="paragraph" style:parent-style-name="List_20_Paragraph">
      <style:text-properties fo:font-style="italic" fo:font-weight="normal" officeooo:rsid="000a2b02" officeooo:paragraph-rsid="000bbf8f" style:font-style-asian="italic" style:font-weight-asian="normal" style:font-style-complex="italic" style:font-weight-complex="normal"/>
    </style:style>
    <style:style style:name="P7" style:family="paragraph" style:parent-style-name="List_20_Paragraph">
      <style:text-properties fo:font-style="italic" fo:font-weight="normal" officeooo:rsid="000e86ed" officeooo:paragraph-rsid="000e86ed" style:font-style-asian="italic" style:font-weight-asian="normal" style:font-style-complex="italic" style:font-weight-complex="normal"/>
    </style:style>
    <style:style style:name="P8" style:family="paragraph" style:parent-style-name="List_20_Paragraph">
      <style:text-properties fo:font-style="italic" fo:font-weight="bold" officeooo:rsid="000bbf8f" officeooo:paragraph-rsid="000bbf8f" style:font-style-asian="italic" style:font-weight-asian="bold" style:font-style-complex="italic" style:font-weight-complex="bold"/>
    </style:style>
    <style:style style:name="P9" style:family="paragraph" style:parent-style-name="List_20_Paragraph">
      <style:text-properties fo:font-style="italic" fo:font-weight="bold" officeooo:rsid="000e86ed" officeooo:paragraph-rsid="000e86ed" style:font-style-asian="italic" style:font-weight-asian="bold" style:font-style-complex="italic" style:font-weight-complex="bold"/>
    </style:style>
    <style:style style:name="P10" style:family="paragraph" style:parent-style-name="List_20_Paragraph">
      <style:text-properties fo:font-weight="bold" officeooo:rsid="000a2b02" officeooo:paragraph-rsid="000a2b02" style:font-weight-asian="bold" style:font-weight-complex="bold"/>
    </style:style>
    <style:style style:name="P11" style:family="paragraph" style:parent-style-name="List_20_Paragraph">
      <style:text-properties fo:font-weight="bold" officeooo:rsid="000a2b02" officeooo:paragraph-rsid="000bbf8f" style:font-weight-asian="bold" style:font-weight-complex="bold"/>
    </style:style>
    <style:style style:name="P12" style:family="paragraph" style:parent-style-name="List_20_Paragraph">
      <style:text-properties fo:font-weight="bold" officeooo:rsid="000e86ed" officeooo:paragraph-rsid="000e86ed" style:font-weight-asian="bold" style:font-weight-complex="bold"/>
    </style:style>
    <style:style style:name="P13" style:family="paragraph" style:parent-style-name="List_20_Paragraph">
      <style:text-properties fo:font-style="normal" fo:font-weight="bold" officeooo:rsid="000a2b02" officeooo:paragraph-rsid="000a2b02" style:font-style-asian="normal" style:font-weight-asian="bold" style:font-style-complex="normal" style:font-weight-complex="bold"/>
    </style:style>
    <style:style style:name="P14" style:family="paragraph" style:parent-style-name="List_20_Paragraph">
      <style:text-properties fo:font-style="normal" fo:font-weight="bold" officeooo:rsid="000e86ed" officeooo:paragraph-rsid="000e86ed" style:font-style-asian="normal" style:font-weight-asian="bold" style:font-style-complex="normal" style:font-weight-complex="bold"/>
    </style:style>
    <style:style style:name="P15" style:family="paragraph" style:parent-style-name="List_20_Paragraph">
      <style:text-properties fo:font-style="normal" fo:font-weight="normal" officeooo:rsid="000e86ed" officeooo:paragraph-rsid="000e86ed" style:font-style-asian="normal" style:font-weight-asian="normal" style:font-style-complex="normal" style:font-weight-complex="normal"/>
    </style:style>
    <style:style style:name="P16" style:family="paragraph" style:parent-style-name="List_20_Paragraph">
      <style:text-properties officeooo:rsid="000d64c0" officeooo:paragraph-rsid="000d64c0"/>
    </style:style>
    <style:style style:name="P17" style:family="paragraph" style:parent-style-name="List_20_Paragraph">
      <style:paragraph-properties fo:margin-left="0in" fo:margin-right="0in" fo:text-indent="0in" style:auto-text-indent="false"/>
      <style:text-properties fo:font-style="italic" fo:font-weight="normal" officeooo:rsid="0010f330" officeooo:paragraph-rsid="0010f330" style:font-style-asian="italic" style:font-weight-asian="normal" style:font-style-complex="italic" style:font-weight-complex="normal"/>
    </style:style>
    <style:style style:name="P18" style:family="paragraph" style:parent-style-name="Preformatted_20_Text">
      <style:paragraph-properties fo:orphans="2" fo:widows="2"/>
      <style:text-properties fo:font-variant="normal" fo:text-transform="none" fo:color="#000000" fo:letter-spacing="normal" fo:font-style="italic" fo:font-weight="normal" style:font-style-asian="italic" style:font-style-complex="italic"/>
    </style:style>
    <style:style style:name="P1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italic" fo:font-weight="normal" style:font-style-asian="italic" style:font-style-complex="italic"/>
    </style:style>
    <style:style style:name="P20" style:family="paragraph" style:parent-style-name="Heading_20_1" style:master-page-name="Standard">
      <style:paragraph-properties style:page-number="auto"/>
    </style:style>
    <style:style style:name="P21" style:family="paragraph" style:parent-style-name="Heading_20_1">
      <style:text-properties officeooo:paragraph-rsid="0010f494"/>
    </style:style>
    <style:style style:name="P22" style:family="paragraph" style:parent-style-name="List_20_Paragraph" style:list-style-name="WWNum1"/>
    <style:style style:name="P23" style:family="paragraph" style:parent-style-name="List_20_Paragraph" style:list-style-name="WWNum1">
      <style:text-properties fo:font-style="italic" style:font-style-asian="italic" style:font-style-complex="italic"/>
    </style:style>
    <style:style style:name="P24" style:family="paragraph" style:parent-style-name="List_20_Paragraph">
      <style:text-properties fo:font-style="italic" officeooo:paragraph-rsid="0010f494" style:font-style-asian="italic" style:font-style-complex="italic"/>
    </style:style>
    <style:style style:name="P25" style:family="paragraph" style:parent-style-name="List_20_Paragraph">
      <style:text-properties fo:font-style="italic" fo:font-weight="normal" officeooo:rsid="000a2b02" officeooo:paragraph-rsid="0010f494" style:font-style-asian="italic" style:font-weight-asian="normal" style:font-style-complex="italic" style:font-weight-complex="normal"/>
    </style:style>
    <style:style style:name="P26" style:family="paragraph" style:parent-style-name="List_20_Paragraph">
      <style:text-properties fo:font-style="italic" fo:font-weight="normal" officeooo:rsid="000e86ed" officeooo:paragraph-rsid="0010f494" style:font-style-asian="italic" style:font-weight-asian="normal" style:font-style-complex="italic" style:font-weight-complex="normal"/>
    </style:style>
    <style:style style:name="P27" style:family="paragraph" style:parent-style-name="List_20_Paragraph">
      <style:text-properties fo:font-style="italic" fo:font-weight="bold" officeooo:rsid="000bbf8f" officeooo:paragraph-rsid="0010f494" style:font-style-asian="italic" style:font-weight-asian="bold" style:font-style-complex="italic" style:font-weight-complex="bold"/>
    </style:style>
    <style:style style:name="P28" style:family="paragraph" style:parent-style-name="List_20_Paragraph">
      <style:text-properties fo:font-style="italic" fo:font-weight="bold" officeooo:rsid="000e86ed" officeooo:paragraph-rsid="0010f494" style:font-style-asian="italic" style:font-weight-asian="bold" style:font-style-complex="italic" style:font-weight-complex="bold"/>
    </style:style>
    <style:style style:name="P29" style:family="paragraph" style:parent-style-name="List_20_Paragraph" style:list-style-name="WWNum3"/>
    <style:style style:name="P30" style:family="paragraph" style:parent-style-name="List_20_Paragraph" style:list-style-name="WWNum3">
      <style:text-properties officeooo:paragraph-rsid="0010f494"/>
    </style:style>
    <style:style style:name="P31" style:family="paragraph" style:parent-style-name="List_20_Paragraph" style:list-style-name="WWNum3">
      <style:text-properties officeooo:rsid="000d64c0" officeooo:paragraph-rsid="000d64c0"/>
    </style:style>
    <style:style style:name="P32" style:family="paragraph" style:parent-style-name="List_20_Paragraph" style:list-style-name="WWNum3">
      <style:text-properties officeooo:rsid="000d64c0" officeooo:paragraph-rsid="0010f494"/>
    </style:style>
    <style:style style:name="P33" style:family="paragraph" style:parent-style-name="List_20_Paragraph">
      <style:text-properties officeooo:rsid="000d64c0" officeooo:paragraph-rsid="0010f494"/>
    </style:style>
    <style:style style:name="P34" style:family="paragraph" style:parent-style-name="List_20_Paragraph">
      <style:text-properties fo:font-weight="bold" officeooo:rsid="000a2b02" officeooo:paragraph-rsid="0010f494" style:font-weight-asian="bold" style:font-weight-complex="bold"/>
    </style:style>
    <style:style style:name="P35" style:family="paragraph" style:parent-style-name="List_20_Paragraph">
      <style:text-properties fo:font-weight="bold" officeooo:rsid="000e86ed" officeooo:paragraph-rsid="0010f494" style:font-weight-asian="bold" style:font-weight-complex="bold"/>
    </style:style>
    <style:style style:name="P36" style:family="paragraph" style:parent-style-name="List_20_Paragraph">
      <style:text-properties fo:font-style="normal" fo:font-weight="normal" officeooo:rsid="000e86ed" officeooo:paragraph-rsid="0010f494" style:font-style-asian="normal" style:font-weight-asian="normal" style:font-style-complex="normal" style:font-weight-complex="normal"/>
    </style:style>
    <style:style style:name="P37" style:family="paragraph" style:parent-style-name="List_20_Paragraph">
      <style:text-properties fo:font-style="normal" fo:font-weight="bold" officeooo:rsid="000e86ed" officeooo:paragraph-rsid="0010f494" style:font-style-asian="normal" style:font-weight-asian="bold" style:font-style-complex="normal" style:font-weight-complex="bold"/>
    </style:style>
    <style:style style:name="P38" style:family="paragraph" style:parent-style-name="List_20_Paragraph">
      <style:text-properties officeooo:paragraph-rsid="0010f494"/>
    </style:style>
    <style:style style:name="P39" style:family="paragraph" style:parent-style-name="List_20_Paragraph">
      <style:paragraph-properties fo:margin-left="0in" fo:margin-right="0in" fo:text-indent="0in" style:auto-text-indent="false"/>
      <style:text-properties fo:font-style="italic" fo:font-weight="normal" officeooo:rsid="0010f330" officeooo:paragraph-rsid="0010f494"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officeooo:rsid="000bbf8f"/>
    </style:style>
    <style:style style:name="T3" style:family="text">
      <style:text-properties officeooo:rsid="0010f4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Voorbereiding</text:h>
      <text:p text:style-name="No_20_Spacing"/>
      <text:p text:style-name="No_20_Spacing">Op de host machine moet Virtualbox, Vagrant en Ansible geïnstalleerd zijn om gebruik te kunnen maken van deze ICE. </text:p>
      <text:p text:style-name="No_20_Spacing"/>
      <text:p text:style-name="No_20_Spacing">Maak binnen de home directory een map aan genaamd playbooks, waar de playbooks en vagrantfile geplaatst kunnen worden.</text:p>
      <text:p text:style-name="No_20_Spacing"/>
      <text:h text:style-name="Heading_20_1" text:outline-level="1">Bronze</text:h>
      <text:list xml:id="list595714364" text:style-name="WWNum1">
        <text:list-item>
          <text:p text:style-name="P22">Navigeer naar de map playbooks en maak hier een map genaamd bronze aan.</text:p>
        </text:list-item>
        <text:list-item>
          <text:p text:style-name="P22">Rechtermuisknop binnen deze map en klik op Open new terminal here. In de terminal die opent type je: vagrant iniit ubuntu/trusty64.</text:p>
        </text:list-item>
      </text:list>
      <text:p text:style-name="List_20_Paragraph">In de map wordt nu een vagrantfile aangemaakt waarmee de VM die gebruikt wordt geconfigureerd kan worden.</text:p>
      <text:list xml:id="list153552086632683" text:continue-numbering="true" text:style-name="WWNum1">
        <text:list-item>
          <text:p text:style-name="P22">Pas de vagrantfile aan zodat hij er als volgt uit komt te zien:</text:p>
          <text:p text:style-name="P22"/>
          <text:p text:style-name="P23">VAGRANTFILE_API_VERSION = "2"</text:p>
          <text:p text:style-name="P23"/>
          <text:p text:style-name="P23">Vagrant.configure(VAGRANTFILE_API_VERSION) do |config|</text:p>
          <text:p text:style-name="P23"><text:s text:c="2"/># Use the same key for each machine</text:p>
          <text:p text:style-name="P23"><text:s text:c="2"/>config.ssh.insert_key = false</text:p>
          <text:p text:style-name="P23"/>
          <text:p text:style-name="P23"><text:s text:c="2"/>config.vm.define "Webserver" do |vagrant1|</text:p>
          <text:p text:style-name="P23"><text:s text:c="4"/>vagrant1.vm.box = "ubuntu/trusty64"</text:p>
          <text:p text:style-name="P23"><text:s text:c="4"/>vagrant1.vm.network "forwarded_port", guest: 80, host: 8080</text:p>
          <text:p text:style-name="P23"><text:s text:c="4"/>vagrant1.vm.network "forwarded_port", guest: 443, host: 8443</text:p>
          <text:p text:style-name="P23"><text:s text:c="4"/>config.vm.provision "ansible" do |ansible|</text:p>
          <text:p text:style-name="P23"><text:s text:c="6"/>ansible.playbook = "web-tls.yml"</text:p>
          <text:p text:style-name="P23"><text:s text:c="4"/>end</text:p>
          <text:p text:style-name="P23"><text:s text:c="2"/>end</text:p>
          <text:p text:style-name="P23">end</text:p>
          <text:p text:style-name="P22"/>
        </text:list-item>
        <text:list-item>
          <text:p text:style-name="P22">Maak vervolgens de bestanden ansible.cfg, hosts en web.yml aan om de webserver te kunnen configureren. Vul de bestanden aan met de volgende tekst:</text:p>
        </text:list-item>
      </text:list>
      <text:p text:style-name="List_20_Paragraph"/>
      <text:p text:style-name="P10">Ansible.cfg</text:p>
      <text:p text:style-name="P5">[defaults]</text:p>
      <text:p text:style-name="P5">inventory = hosts</text:p>
      <text:p text:style-name="P5">remote_user = vagrant</text:p>
      <text:p text:style-name="P5">private_key_file = ~/.vagrant.d/insecure_private_key</text:p>
      <text:p text:style-name="P5">host_key_checking = False</text:p>
      <text:p text:style-name="P5"/>
      <text:p text:style-name="P13">Hosts</text:p>
      <text:p text:style-name="P5">Webserver ansible_host=127.0.0.1 ansible_port=222<text:span text:style-name="T2">3</text:span></text:p>
      <text:p text:style-name="List_20_Paragraph"/>
      <text:p text:style-name="List_20_Paragraph"/>
      <text:list xml:id="list153552107391791" text:continue-numbering="true" text:style-name="WWNum1">
        <text:list-item>
          <text:p text:style-name="P22"><text:soft-page-break/>Maak nu een map aan genaamd templates.</text:p>
        </text:list-item>
        <text:list-item>
          <text:p text:style-name="P22">In templates komen de config bestanden te staan voor de webserver. Maak hier het bestand defaults aan met de volgende tekst:</text:p>
        </text:list-item>
      </text:list>
      <text:p text:style-name="Standard"><text:tab/><text:span text:style-name="T1">server {</text:span></text:p>
      <text:p text:style-name="P1"><text:tab/>listen 80 default_server;</text:p>
      <text:p text:style-name="P1"><text:tab/>listen [::]:80 default_server ipv6only=on;</text:p>
      <text:p text:style-name="P1"><text:tab/></text:p>
      <text:p text:style-name="P1"><text:tab/>listen 443 ssl;</text:p>
      <text:p text:style-name="P1"/>
      <text:p text:style-name="P1"><text:tab/>root /usr/share/nginx/html;</text:p>
      <text:p text:style-name="P1"><text:tab/>index index.html index.htm;</text:p>
      <text:p text:style-name="P1"/>
      <text:p text:style-name="P1"><text:tab/>server_name {{ server_name }};</text:p>
      <text:p text:style-name="P1"><text:tab/>ssl_certificate {{ cert_file }};</text:p>
      <text:p text:style-name="P1"><text:tab/>ssl_certificate_key {{ key_file }};</text:p>
      <text:p text:style-name="P1"><text:tab/></text:p>
      <text:p text:style-name="P1"><text:tab/>location / {</text:p>
      <text:p text:style-name="P1"><text:tab/><text:tab/>try_files $uri $uri/ =404;</text:p>
      <text:p text:style-name="P1"><text:tab/><text:tab/>}</text:p>
      <text:p text:style-name="P1"><text:tab/>}</text:p>
      <text:p text:style-name="P2">En het bestand index.html.j2 met de volgende tekst:</text:p>
      <text:p text:style-name="P3">&lt;html&gt;</text:p>
      <text:p text:style-name="P18"><text:tab/>&lt;head&gt;</text:p>
      <text:p text:style-name="P18"><text:tab/>&lt;title&gt;Welcome to ansible&lt;/title&gt;</text:p>
      <text:p text:style-name="P18"><text:tab/>&lt;/head&gt;</text:p>
      <text:p text:style-name="P18"><text:tab/>&lt;body&gt;</text:p>
      <text:p text:style-name="P18"><text:tab/>&lt;h1&gt;nginx, configured by Ansible&lt;/h1&gt;</text:p>
      <text:p text:style-name="P18"><text:tab/>&lt;p&gt;If you can see this, Ansible successfully installed nginx.&lt;/p&gt;</text:p>
      <text:p text:style-name="P18"><text:tab/>&lt;p&gt;{{ ansible_managed }}&lt;/p&gt;</text:p>
      <text:p text:style-name="P18"><text:tab/>&lt;/body&gt;</text:p>
      <text:p text:style-name="P19"><text:tab/>&lt;/html&gt;</text:p>
      <text:p text:style-name="P2"/>
      <text:list xml:id="list153553778946973" text:continue-numbering="true" text:style-name="WWNum1">
        <text:list-item>
          <text:p text:style-name="P22">Als dit klaar is typ je in de terminal het command: vagrant up</text:p>
        </text:list-item>
      </text:list>
      <text:p text:style-name="List_20_Paragraph">Hiermee wordt de virtuele machine gestart en provisioned door ansible.</text:p>
      <text:h text:style-name="P21" text:outline-level="1"><text:span text:style-name="T3">Silver</text:span></text:h>
      <text:list xml:id="list601416107" text:style-name="WWNum3">
        <text:list-item>
          <text:p text:style-name="P30">Navigeer naar de map playbooks en maak hier een map genaamd <text:span text:style-name="T3">silver</text:span> aan.</text:p>
        </text:list-item>
        <text:list-item>
          <text:p text:style-name="P30">Rechtermuisknop binnen deze map en klik op Open new terminal here. In de terminal die opent type je: vagrant iniit ubuntu/trusty64.</text:p>
        </text:list-item>
      </text:list>
      <text:p text:style-name="P38"><text:soft-page-break/>In de map wordt nu een vagrantfile aangemaakt waarmee de VM die gebruikt wordt geconfigureerd kan worden.</text:p>
      <text:list xml:id="list153552916471660" text:continue-numbering="true" text:style-name="WWNum3">
        <text:list-item>
          <text:p text:style-name="P30">Pas de vagrantfile aan zodat hij er als volgt uit komt te zien:</text:p>
        </text:list-item>
      </text:list>
      <text:p text:style-name="P24"/>
      <text:p text:style-name="P24">VAGRANTFILE_API_VERSION = "2"</text:p>
      <text:p text:style-name="P24"/>
      <text:p text:style-name="P24">Vagrant.configure(VAGRANTFILE_API_VERSION) do |config|</text:p>
      <text:p text:style-name="P24"><text:s text:c="2"/># Use the same key for each machine</text:p>
      <text:p text:style-name="P24"><text:s text:c="2"/>config.ssh.insert_key = false</text:p>
      <text:p text:style-name="P24"/>
      <text:p text:style-name="P24"><text:s text:c="2"/>config.vm.define "web1" do |webservers|</text:p>
      <text:p text:style-name="P24"><text:s text:c="4"/>webservers.vm.box = "ubuntu/trusty64"</text:p>
      <text:p text:style-name="P24"><text:s text:c="4"/>webservers.vm.network "forwarded_port", guest: 80, host: 8081</text:p>
      <text:p text:style-name="P24"><text:s text:c="4"/>webservers.vm.network "forwarded_port", guest: 443, host: 8444</text:p>
      <text:p text:style-name="P24"><text:s text:c="4"/>webservers.vm.network "private_network", ip:"192.168.1.3",</text:p>
      <text:p text:style-name="P24"><text:s text:c="8"/>virtualbox__intnet: true</text:p>
      <text:p text:style-name="P24"><text:s text:c="4"/>config.vm.hostname="web1"</text:p>
      <text:p text:style-name="P24"><text:s text:c="4"/>config.vm.provision "ansible" do |ansible|</text:p>
      <text:p text:style-name="P24"><text:s text:c="6"/>ansible.playbook = "site.yml"</text:p>
      <text:p text:style-name="P24"><text:s text:c="4"/>end</text:p>
      <text:p text:style-name="P24"><text:s text:c="2"/>end</text:p>
      <text:p text:style-name="P24"><text:s text:c="2"/>config.vm.define "web2" do |web2|</text:p>
      <text:p text:style-name="P24"><text:s text:c="4"/>web2.vm.box = "ubuntu/trusty64"</text:p>
      <text:p text:style-name="P24"><text:s text:c="4"/>web2.vm.network "forwarded_port", guest: 80, host: 8082</text:p>
      <text:p text:style-name="P24"><text:s text:c="4"/>web2.vm.network "forwarded_port", guest: 443, host: 8445</text:p>
      <text:p text:style-name="P24"><text:s text:c="4"/>web2.vm.network "private_network", ip:"192.168.1.4",</text:p>
      <text:p text:style-name="P24"><text:s text:c="8"/>virtualbox__intnet: true</text:p>
      <text:p text:style-name="P24"><text:s text:c="4"/>config.vm.hostname="web2"</text:p>
      <text:p text:style-name="P24"><text:s text:c="4"/>config.vm.provision "ansible" do |ansible|</text:p>
      <text:p text:style-name="P24"><text:s text:c="6"/>ansible.playbook = "site.yml"</text:p>
      <text:p text:style-name="P24"><text:s text:c="4"/>end</text:p>
      <text:p text:style-name="P24"><text:s text:c="2"/>end</text:p>
      <text:p text:style-name="P24"><text:s text:c="2"/>config.vm.define "db1" do |db1|</text:p>
      <text:p text:style-name="P24"><text:s text:c="4"/>db1.vm.box = "ubuntu/trusty64"</text:p>
      <text:p text:style-name="P24"><text:s text:c="4"/>db1.vm.network "private_network", ip:"192.168.1.5",</text:p>
      <text:p text:style-name="P24"><text:tab/>virtualbox__intnet: true</text:p>
      <text:p text:style-name="P24"><text:s text:c="4"/>config.vm.provision "ansible" do |ansible|</text:p>
      <text:p text:style-name="P24"><text:tab/>ansible.playbook = "site.yml"</text:p>
      <text:p text:style-name="P24"><text:s text:c="4"/>end</text:p>
      <text:p text:style-name="P24"><text:s text:c="2"/>end</text:p>
      <text:p text:style-name="P24">end</text:p>
      <text:p text:style-name="P24"/>
      <text:list xml:id="list153552626959911" text:continue-numbering="true" text:style-name="WWNum3">
        <text:list-item>
          <text:p text:style-name="P30">Maak vervolgens de bestanden ansible.cfg, hosts en site.<text:bookmark text:name="_GoBack1"/>yml aan om de webserver te kunnen configureren. Vul de bestanden aan met de volgende tekst:</text:p>
          <text:p text:style-name="P30"/>
        </text:list-item>
      </text:list>
      <text:p text:style-name="P34">Ansible.cfg</text:p>
      <text:p text:style-name="P25">[defaults]</text:p>
      <text:p text:style-name="P25">inventory = hosts</text:p>
      <text:p text:style-name="P25">remote_user = vagrant</text:p>
      <text:p text:style-name="P25"><text:soft-page-break/>private_key_file = ~/.vagrant.d/insecure_private_key</text:p>
      <text:p text:style-name="P25">host_key_checking = False</text:p>
      <text:p text:style-name="P25"/>
      <text:p text:style-name="P27">Hosts</text:p>
      <text:p text:style-name="P25">[webservers]</text:p>
      <text:p text:style-name="P25">web1 ansible_host=127.0.0.1 ansible_port=222<text:span text:style-name="T3">4</text:span></text:p>
      <text:p text:style-name="P25">web2 ansible_host=127.0.0.1 ansible_port=22<text:span text:style-name="T3">25</text:span></text:p>
      <text:p text:style-name="P25"/>
      <text:p text:style-name="P25">[database]</text:p>
      <text:p text:style-name="P25">db1 ansible_host=127.0.0.1 ansible_port=22<text:span text:style-name="T3">26</text:span></text:p>
      <text:p text:style-name="P25"/>
      <text:list xml:id="list153552191716679" text:continue-numbering="true" text:style-name="WWNum3">
        <text:list-item>
          <text:p text:style-name="P32">Maak nu een mapje aan met roles en maak hierin mapjes aan voor de database, lodabalancer en webservers. Hierin worden de .yml bestanden gezet voor het provisionen van de webservers en database server.</text:p>
        </text:list-item>
      </text:list>
      <text:p text:style-name="P33"/>
      <text:p text:style-name="P35">Webservers:</text:p>
      <text:p text:style-name="P26">---</text:p>
      <text:p text:style-name="P26">- apt: update_cache=yes</text:p>
      <text:p text:style-name="P26"><text:s text:c="2"/>environment: proxy_env</text:p>
      <text:p text:style-name="P26"/>
      <text:p text:style-name="P26"># Install the package "mysql"</text:p>
      <text:p text:style-name="P26">- apt: name={{item}} state=present</text:p>
      <text:p text:style-name="P26"><text:s text:c="2"/>with_items:</text:p>
      <text:p text:style-name="P26"><text:s text:c="3"/>- nginx</text:p>
      <text:p text:style-name="P26"><text:s text:c="3"/>- php5-fpm</text:p>
      <text:p text:style-name="P26"><text:s text:c="3"/>- php5-mysql</text:p>
      <text:p text:style-name="P26"><text:s text:c="2"/>environment: proxy_env</text:p>
      <text:p text:style-name="P26"/>
      <text:p text:style-name="P26">- name: Create nginx configuration file</text:p>
      <text:p text:style-name="P26"><text:s text:c="2"/>template: src=default dest=/etc/nginx/sites-available/default</text:p>
      <text:p text:style-name="P26"><text:s text:c="2"/>notify: </text:p>
      <text:p text:style-name="P26"><text:s text:c="2"/>- restart nginx</text:p>
      <text:p text:style-name="P26"/>
      <text:p text:style-name="P26">- name: Add wall.php script that demonstrates php and mysql functionality</text:p>
      <text:p text:style-name="P26"><text:s text:c="2"/>template: src=index.php dest=/usr/share/nginx/html/index.php</text:p>
      <text:p text:style-name="P26"/>
      <text:p text:style-name="P26">- name: nginx service state</text:p>
      <text:p text:style-name="P26"><text:s text:c="2"/>service: name=nginx state=started enabled=yes</text:p>
      <text:p text:style-name="P26"/>
      <text:p text:style-name="P28">Database:</text:p>
      <text:p text:style-name="P36">---</text:p>
      <text:p text:style-name="P36">- apt: update_cache=yes</text:p>
      <text:p text:style-name="P36"><text:s text:c="2"/>environment: proxy_env</text:p>
      <text:p text:style-name="P36"/>
      <text:p text:style-name="P36"># Install the packages</text:p>
      <text:p text:style-name="P36">- apt: name={{item}} state=present</text:p>
      <text:p text:style-name="P36"><text:s text:c="2"/>with_items:</text:p>
      <text:p text:style-name="P36"><text:s text:c="3"/>- python-pip</text:p>
      <text:p text:style-name="P36"><text:s text:c="3"/>- python-dev</text:p>
      <text:p text:style-name="P36"><text:s text:c="3"/>- mysql-server</text:p>
      <text:p text:style-name="P36"><text:soft-page-break/><text:s text:c="3"/>- libmysqlclient-dev</text:p>
      <text:p text:style-name="P36"><text:s text:c="2"/>environment: proxy_env</text:p>
      <text:p text:style-name="P36"><text:s/></text:p>
      <text:p text:style-name="P36">- pip: name=MySQL-python</text:p>
      <text:p text:style-name="P36"><text:s text:c="2"/>environment: proxy_env</text:p>
      <text:p text:style-name="P36"/>
      <text:p text:style-name="P36">- name: Create Mysql configuration file</text:p>
      <text:p text:style-name="P36"><text:s text:c="2"/>lineinfile: dest=/etc/mysql/my.cnf regexp='^bind-address(\s*)=' line='bind-address\1= {{ mysql_host }}' <text:s/>backrefs=yes</text:p>
      <text:p text:style-name="P36"><text:s text:c="2"/>notify: </text:p>
      <text:p text:style-name="P36"><text:s text:c="2"/>- restart mysql</text:p>
      <text:p text:style-name="P36"/>
      <text:p text:style-name="P36">- name: Start Mysql Service</text:p>
      <text:p text:style-name="P36"><text:s text:c="2"/>service: name=mysql state=started enabled=true</text:p>
      <text:p text:style-name="P36"/>
      <text:p text:style-name="P36">- name: Create Application Database</text:p>
      <text:p text:style-name="P36"><text:s text:c="2"/>mysql_db: name={{ dbname }} state=present</text:p>
      <text:p text:style-name="P36"/>
      <text:p text:style-name="P36">- name: Create Application DB User</text:p>
      <text:p text:style-name="P36"><text:s text:c="2"/>mysql_user: name={{ dbuser }} password={{ upassword }} priv=*.*:ALL host='%' state=present</text:p>
      <text:p text:style-name="P37"/>
      <text:p text:style-name="P26">6. In het mapje van de webservers moet nog een mapje aangemaakt worden waar de configuratie bestanden komen.</text:p>
      <text:p text:style-name="P26"/>
      <text:p text:style-name="P28">Index.php.j2:</text:p>
      <text:p text:style-name="P28"/>
      <text:p text:style-name="P26">&lt;html&gt;</text:p>
      <text:p text:style-name="P26">&lt;head&gt;</text:p>
      <text:p text:style-name="P26">&lt;style&gt;</text:p>
      <text:p text:style-name="P26">table {</text:p>
      <text:p text:style-name="P26"><text:s text:c="4"/>font-family: arial, sans-serif;</text:p>
      <text:p text:style-name="P26"><text:s text:c="4"/>border-collapse: collapse;</text:p>
      <text:p text:style-name="P26"><text:s text:c="4"/>width: 100%;</text:p>
      <text:p text:style-name="P26">}</text:p>
      <text:p text:style-name="P26"/>
      <text:p text:style-name="P26">td, th {</text:p>
      <text:p text:style-name="P26"><text:s text:c="4"/>border: 1px solid #dddddd;</text:p>
      <text:p text:style-name="P26"><text:s text:c="4"/>text-align: left;</text:p>
      <text:p text:style-name="P26"><text:s text:c="4"/>padding: 8px;</text:p>
      <text:p text:style-name="P26">}</text:p>
      <text:p text:style-name="P26"/>
      <text:p text:style-name="P26">tr:nth-child(even) {</text:p>
      <text:p text:style-name="P26"><text:s text:c="4"/>background-color: #dddddd;</text:p>
      <text:p text:style-name="P26">}</text:p>
      <text:p text:style-name="P26">&lt;/style&gt;</text:p>
      <text:p text:style-name="P26">&lt;title&gt;Welcome to ansible&lt;/title&gt;</text:p>
      <text:p text:style-name="P26">&lt;/head&gt;</text:p>
      <text:p text:style-name="P26">&lt;body&gt;</text:p>
      <text:p text:style-name="P26">&lt;h1&gt;Thank you for choosing the Gold Package.&lt;/h1&gt;</text:p>
      <text:p text:style-name="P26"><text:soft-page-break/>&lt;p&gt;If you can see this, Ansible successfully installed nginx.&lt;/p&gt;</text:p>
      <text:p text:style-name="P26"/>
      <text:p text:style-name="P26">&lt;p&gt;This is Webserver: &lt;?php echo gethostname(); ?&gt;&lt;/p&gt;</text:p>
      <text:p text:style-name="P26"/>
      <text:p text:style-name="P26">&lt;p&gt;{{ ansible_managed }}&lt;/p&gt;</text:p>
      <text:p text:style-name="P26"/>
      <text:p text:style-name="P26"/>
      <text:p text:style-name="P26">&lt;?php</text:p>
      <text:p text:style-name="P26"/>
      <text:p text:style-name="P26">// database credentials (defined in group_vars/all)</text:p>
      <text:p text:style-name="P26">$dbname = "dbtest";</text:p>
      <text:p text:style-name="P26">$dbuser = "dbuser";</text:p>
      <text:p text:style-name="P26">$dbpass = "secret";</text:p>
      <text:p text:style-name="P26">$dbhost = "192.168.1.5";</text:p>
      <text:p text:style-name="P26"/>
      <text:p text:style-name="P26">// query templates</text:p>
      <text:p text:style-name="P26">$create_table = "CREATE TABLE IF NOT EXISTS `wall` (</text:p>
      <text:p text:style-name="P26"><text:s text:c="3"/>`id` int(11) unsigned NOT NULL auto_increment,</text:p>
      <text:p text:style-name="P26"><text:s text:c="3"/>`title` varchar(255) NOT NULL default '',</text:p>
      <text:p text:style-name="P26"><text:s text:c="3"/>`content` text NOT NULL default '',</text:p>
      <text:p text:style-name="P26"><text:s text:c="3"/>PRIMARY KEY <text:s/>(`id`)</text:p>
      <text:p text:style-name="P26"><text:s text:c="3"/>) ENGINE=MyISAM <text:s/>DEFAULT CHARSET=utf8";</text:p>
      <text:p text:style-name="P26">$select_wall = 'SELECT * FROM wall';</text:p>
      <text:p text:style-name="P26"/>
      <text:p text:style-name="P26">// Connect to and select database</text:p>
      <text:p text:style-name="P26">$link = mysql_connect($dbhost, $dbuser, $dbpass)</text:p>
      <text:p text:style-name="P26"><text:s text:c="4"/>or die('Could not connect: ' . mysql_error());</text:p>
      <text:p text:style-name="P26">echo "Connected successfully\n&lt;br /&gt;\n";</text:p>
      <text:p text:style-name="P26">mysql_select_db($dbname) or die('Could not select database');</text:p>
      <text:p text:style-name="P26"/>
      <text:p text:style-name="P26">// create table</text:p>
      <text:p text:style-name="P26">$result = mysql_query($create_table) or die('Create Table failed: ' . mysql_error());</text:p>
      <text:p text:style-name="P26"/>
      <text:p text:style-name="P26">// handle new wall posts</text:p>
      <text:p text:style-name="P26">if (isset($_POST["title"])) {</text:p>
      <text:p text:style-name="P26"><text:s text:c="4"/>$result = mysql_query("insert into wall (title, content) values ('".$_POST["title"]."', '".$_POST["content"]."')") or die('Create Table failed: ' . mysql_error());</text:p>
      <text:p text:style-name="P26">}</text:p>
      <text:p text:style-name="P26"/>
      <text:p text:style-name="P26">// Performing SQL query</text:p>
      <text:p text:style-name="P26">$result = mysql_query($select_wall) or die('Query failed: ' . mysql_error());</text:p>
      <text:p text:style-name="P26"/>
      <text:p text:style-name="P26">// Printing results in HTML</text:p>
      <text:p text:style-name="P26">echo "&lt;table&gt;\n";</text:p>
      <text:p text:style-name="P26">while ($line = mysql_fetch_array($result, MYSQL_ASSOC)) {</text:p>
      <text:p text:style-name="P26"><text:s text:c="4"/>echo "\t&lt;tr&gt;\n";</text:p>
      <text:p text:style-name="P26"><text:s text:c="4"/>foreach ($line as $col_value) {</text:p>
      <text:p text:style-name="P26"><text:s text:c="8"/>echo "\t\t&lt;td&gt;$col_value&lt;/td&gt;\n";</text:p>
      <text:p text:style-name="P26"><text:soft-page-break/><text:s text:c="4"/>}</text:p>
      <text:p text:style-name="P26"><text:s text:c="4"/>echo "\t&lt;/tr&gt;\n";</text:p>
      <text:p text:style-name="P26">}</text:p>
      <text:p text:style-name="P26">echo "&lt;/table&gt;\n";</text:p>
      <text:p text:style-name="P26"/>
      <text:p text:style-name="P26">// Free resultset</text:p>
      <text:p text:style-name="P26">mysql_free_result($result);</text:p>
      <text:p text:style-name="P26"/>
      <text:p text:style-name="P26">// Closing connection</text:p>
      <text:p text:style-name="P26">mysql_close($link);</text:p>
      <text:p text:style-name="P26">?&gt;</text:p>
      <text:p text:style-name="P26"/>
      <text:p text:style-name="P26">&lt;form method="post"&gt;</text:p>
      <text:p text:style-name="P26">Title: &lt;input type="text" name="title"&gt;&lt;br /&gt;</text:p>
      <text:p text:style-name="P26">Message: &lt;textarea name="content"&gt;&lt;/textarea&gt;&lt;br /&gt;</text:p>
      <text:p text:style-name="P26">&lt;input type="submit" value="Post message"&gt;</text:p>
      <text:p text:style-name="P26">&lt;/form&gt;</text:p>
      <text:p text:style-name="P26"/>
      <text:p text:style-name="P26"/>
      <text:p text:style-name="P26"/>
      <text:p text:style-name="P26"/>
      <text:p text:style-name="P26"/>
      <text:p text:style-name="P26">&lt;/body&gt;</text:p>
      <text:p text:style-name="P26">&lt;/html&gt;</text:p>
      <text:p text:style-name="P26"/>
      <text:p text:style-name="P37">Defaults</text:p>
      <text:p text:style-name="P26">server {</text:p>
      <text:p text:style-name="P26"><text:tab/>listen 80 default_server;</text:p>
      <text:p text:style-name="P26"><text:tab/>listen [::]:80 default_server ipv6only=on;</text:p>
      <text:p text:style-name="P26"/>
      <text:p text:style-name="P26"><text:tab/>root /usr/share/nginx/html;</text:p>
      <text:p text:style-name="P26"><text:tab/>index index.php index.html index.htm;</text:p>
      <text:p text:style-name="P26"/>
      <text:p text:style-name="P26"><text:tab/>server_name localhost;</text:p>
      <text:p text:style-name="P26"/>
      <text:p text:style-name="P26"><text:tab/>location / {</text:p>
      <text:p text:style-name="P26"><text:tab/><text:tab/>try_files $uri $uri/ =404;</text:p>
      <text:p text:style-name="P26"><text:tab/><text:tab/></text:p>
      <text:p text:style-name="P26"><text:tab/>}</text:p>
      <text:p text:style-name="P26"/>
      <text:p text:style-name="P26"><text:tab/>error_page 404 /404.html;</text:p>
      <text:p text:style-name="P26"/>
      <text:p text:style-name="P26"><text:tab/></text:p>
      <text:p text:style-name="P26"><text:tab/>error_page 500 502 503 504 /50x.html;</text:p>
      <text:p text:style-name="P26"><text:tab/>location = /50x.html {</text:p>
      <text:p text:style-name="P26"><text:tab/><text:tab/>root /usr/share/nginx/html;</text:p>
      <text:p text:style-name="P26"><text:tab/>}</text:p>
      <text:p text:style-name="P26"/>
      <text:p text:style-name="P26"/>
      <text:p text:style-name="P26"><text:tab/>location ~ \.php$ {</text:p>
      <text:p text:style-name="P26"><text:soft-page-break/><text:tab/><text:tab/>fastcgi_split_path_info ^(.+\.php)(/.+)$;</text:p>
      <text:p text:style-name="P26"><text:tab/><text:tab/>fastcgi_pass unix:/var/run/php5-fpm.sock;</text:p>
      <text:p text:style-name="P26"><text:tab/><text:tab/>fastcgi_index index.php;</text:p>
      <text:p text:style-name="P26"><text:tab/><text:tab/>include fastcgi_params;</text:p>
      <text:p text:style-name="P26"><text:tab/>}</text:p>
      <text:p text:style-name="P26">}</text:p>
      <text:p text:style-name="P26"/>
      <text:p text:style-name="P39">7. Als dit klaar is typ je in de terminal het command: vagrant up</text:p>
      <text:p text:style-name="P39">Hiermee worden de virtuele machines gestart en provisioned door ansible.</text:p>
      <text:h text:style-name="Heading_20_1" text:outline-level="1">Gold</text:h>
      <text:list xml:id="list153552454611594" text:continue-numbering="true" text:style-name="WWNum3">
        <text:list-item>
          <text:p text:style-name="P29">Navigeer naar de map playbooks en maak hier een map genaamd gold aan.</text:p>
        </text:list-item>
        <text:list-item>
          <text:p text:style-name="P29">Rechtermuisknop binnen deze map en klik op Open new terminal here. In de terminal die opent type je: vagrant iniit ubuntu/trusty64.</text:p>
        </text:list-item>
      </text:list>
      <text:p text:style-name="List_20_Paragraph">In de map wordt nu een vagrantfile aangemaakt waarmee de VM die gebruikt wordt geconfigureerd kan worden.</text:p>
      <text:list xml:id="list153553691435021" text:continue-numbering="true" text:style-name="WWNum3">
        <text:list-item>
          <text:p text:style-name="P29">Pas de vagrantfile aan zodat hij er als volgt uit komt te zien:</text:p>
        </text:list-item>
      </text:list>
      <text:p text:style-name="P4"/>
      <text:p text:style-name="P4">VAGRANTFILE_API_VERSION = "2"</text:p>
      <text:p text:style-name="P4"/>
      <text:p text:style-name="P4">Vagrant.configure(VAGRANTFILE_API_VERSION) do |config|</text:p>
      <text:p text:style-name="P4"><text:s text:c="2"/># Use the same key for each machine</text:p>
      <text:p text:style-name="P4"><text:s text:c="2"/>config.ssh.insert_key = false</text:p>
      <text:p text:style-name="P4"/>
      <text:p text:style-name="P4"><text:s text:c="2"/>config.vm.define "web1" do |webservers|</text:p>
      <text:p text:style-name="P4"><text:s text:c="4"/>webservers.vm.box = "ubuntu/trusty64"</text:p>
      <text:p text:style-name="P4"><text:s text:c="4"/>webservers.vm.network "forwarded_port", guest: 80, host: 8081</text:p>
      <text:p text:style-name="P4"><text:s text:c="4"/>webservers.vm.network "forwarded_port", guest: 443, host: 8444</text:p>
      <text:p text:style-name="P4"><text:s text:c="4"/>webservers.vm.network "private_network", ip:"192.168.1.3",</text:p>
      <text:p text:style-name="P4"><text:s text:c="8"/>virtualbox__intnet: true</text:p>
      <text:p text:style-name="P4"><text:s text:c="4"/>config.vm.hostname="web1"</text:p>
      <text:p text:style-name="P4"><text:s text:c="4"/>config.vm.provision "ansible" do |ansible|</text:p>
      <text:p text:style-name="P4"><text:s text:c="6"/>ansible.playbook = "site.yml"</text:p>
      <text:p text:style-name="P4"><text:s text:c="4"/>end</text:p>
      <text:p text:style-name="P4"><text:s text:c="2"/>end</text:p>
      <text:p text:style-name="P4"><text:s text:c="2"/>config.vm.define "web2" do |web2|</text:p>
      <text:p text:style-name="P4"><text:s text:c="4"/>web2.vm.box = "ubuntu/trusty64"</text:p>
      <text:p text:style-name="P4"><text:s text:c="4"/>web2.vm.network "forwarded_port", guest: 80, host: 8082</text:p>
      <text:p text:style-name="P4"><text:s text:c="4"/>web2.vm.network "forwarded_port", guest: 443, host: 8445</text:p>
      <text:p text:style-name="P4"><text:s text:c="4"/>web2.vm.network "private_network", ip:"192.168.1.4",</text:p>
      <text:p text:style-name="P4"><text:s text:c="8"/>virtualbox__intnet: true</text:p>
      <text:p text:style-name="P4"><text:s text:c="4"/>config.vm.hostname="web2"</text:p>
      <text:p text:style-name="P4"><text:s text:c="4"/>config.vm.provision "ansible" do |ansible|</text:p>
      <text:p text:style-name="P4"><text:s text:c="6"/>ansible.playbook = "site.yml"</text:p>
      <text:p text:style-name="P4"><text:s text:c="4"/>end</text:p>
      <text:p text:style-name="P4"><text:s text:c="2"/>end</text:p>
      <text:p text:style-name="P4"><text:s text:c="2"/>config.vm.define "db1" do |db1|</text:p>
      <text:p text:style-name="P4"><text:s text:c="4"/>db1.vm.box = "ubuntu/trusty64"</text:p>
      <text:p text:style-name="P4"><text:s text:c="4"/>db1.vm.network "private_network", ip:"192.168.1.5",</text:p>
      <text:p text:style-name="P4"><text:soft-page-break/><text:tab/>virtualbox__intnet: true</text:p>
      <text:p text:style-name="P4"><text:s text:c="4"/>config.vm.provision "ansible" do |ansible|</text:p>
      <text:p text:style-name="P4"><text:tab/>ansible.playbook = "site.yml"</text:p>
      <text:p text:style-name="P4"><text:s text:c="4"/>end</text:p>
      <text:p text:style-name="P4"><text:s text:c="2"/>end</text:p>
      <text:p text:style-name="P4"><text:s text:c="2"/>config.vm.define "lb1" do |lb1|</text:p>
      <text:p text:style-name="P4"><text:s text:c="4"/>lb1.vm.box = "hashicorp-vagrant/ubuntu-16.04"</text:p>
      <text:p text:style-name="P4"><text:s text:c="4"/>lb1.vm.network "forwarded_port", guest: 80, host: 8080</text:p>
      <text:p text:style-name="P4"><text:s text:c="4"/>lb1.vm.network "forwarded_port", guest: 443, host: 8443</text:p>
      <text:p text:style-name="P4"><text:s text:c="4"/>lb1.vm.network "private_network", ip:"192.168.1.6",</text:p>
      <text:p text:style-name="P4"><text:tab/>virtualbox__intnet: true</text:p>
      <text:p text:style-name="P4"><text:s text:c="4"/>config.vm.provision "ansible" do |ansible|</text:p>
      <text:p text:style-name="P4"><text:s text:c="6"/>ansible.playbook = "lb.yml"</text:p>
      <text:p text:style-name="P4"><text:s text:c="4"/>end</text:p>
      <text:p text:style-name="P4"><text:s text:c="2"/>end</text:p>
      <text:p text:style-name="P4">end</text:p>
      <text:p text:style-name="P4"/>
      <text:list xml:id="list153552236414892" text:continue-numbering="true" text:style-name="WWNum3">
        <text:list-item>
          <text:p text:style-name="P29">Maak vervolgens de bestanden ansible.cfg, hosts en site.<text:bookmark text:name="_GoBack"/>yml aan om de webserver te kunnen configureren. Vul de bestanden aan met de volgende tekst:</text:p>
          <text:p text:style-name="P29"/>
        </text:list-item>
      </text:list>
      <text:p text:style-name="P11">Ansible.cfg</text:p>
      <text:p text:style-name="P6">[defaults]</text:p>
      <text:p text:style-name="P6">inventory = hosts</text:p>
      <text:p text:style-name="P6">remote_user = vagrant</text:p>
      <text:p text:style-name="P6">private_key_file = ~/.vagrant.d/insecure_private_key</text:p>
      <text:p text:style-name="P6">host_key_checking = False</text:p>
      <text:p text:style-name="P6"/>
      <text:p text:style-name="P8">Hosts</text:p>
      <text:p text:style-name="P6">[webservers]</text:p>
      <text:p text:style-name="P6">web1 ansible_host=127.0.0.1 ansible_port=2222</text:p>
      <text:p text:style-name="P6">web2 ansible_host=127.0.0.1 ansible_port=2200</text:p>
      <text:p text:style-name="P6"/>
      <text:p text:style-name="P6">[database]</text:p>
      <text:p text:style-name="P6">db1 ansible_host=127.0.0.1 ansible_port=2201</text:p>
      <text:p text:style-name="P6"/>
      <text:p text:style-name="P6">[loadbalancer]</text:p>
      <text:p text:style-name="P6">lb1 ansible_host=127.0.0.1 anisble_port=2202</text:p>
      <text:p text:style-name="P6"/>
      <text:list xml:id="list153553231887263" text:continue-numbering="true" text:style-name="WWNum3">
        <text:list-item>
          <text:p text:style-name="P31">Maak nu een mapje aan met roles en maak hierin mapjes aan voor de database, lodabalancer en webservers. Hierin worden de .yml bestanden gezet voor het provisionen van de webservers en database server.</text:p>
        </text:list-item>
      </text:list>
      <text:p text:style-name="P16"/>
      <text:p text:style-name="P12">Webservers:</text:p>
      <text:p text:style-name="P7">---</text:p>
      <text:p text:style-name="P7">- apt: update_cache=yes</text:p>
      <text:p text:style-name="P7"><text:s text:c="2"/>environment: proxy_env</text:p>
      <text:p text:style-name="P7"/>
      <text:p text:style-name="P7"># Install the package "mysql"</text:p>
      <text:p text:style-name="P7">- apt: name={{item}} state=present</text:p>
      <text:p text:style-name="P7"><text:soft-page-break/><text:s text:c="2"/>with_items:</text:p>
      <text:p text:style-name="P7"><text:s text:c="3"/>- nginx</text:p>
      <text:p text:style-name="P7"><text:s text:c="3"/>- php5-fpm</text:p>
      <text:p text:style-name="P7"><text:s text:c="3"/>- php5-mysql</text:p>
      <text:p text:style-name="P7"><text:s text:c="2"/>environment: proxy_env</text:p>
      <text:p text:style-name="P7"/>
      <text:p text:style-name="P7">- name: Create nginx configuration file</text:p>
      <text:p text:style-name="P7"><text:s text:c="2"/>template: src=default dest=/etc/nginx/sites-available/default</text:p>
      <text:p text:style-name="P7"><text:s text:c="2"/>notify: </text:p>
      <text:p text:style-name="P7"><text:s text:c="2"/>- restart nginx</text:p>
      <text:p text:style-name="P7"/>
      <text:p text:style-name="P7">- name: Add wall.php script that demonstrates php and mysql functionality</text:p>
      <text:p text:style-name="P7"><text:s text:c="2"/>template: src=index.php dest=/usr/share/nginx/html/index.php</text:p>
      <text:p text:style-name="P7"/>
      <text:p text:style-name="P7">- name: nginx service state</text:p>
      <text:p text:style-name="P7"><text:s text:c="2"/>service: name=nginx state=started enabled=yes</text:p>
      <text:p text:style-name="P7"/>
      <text:p text:style-name="P9">Database:</text:p>
      <text:p text:style-name="P15">---</text:p>
      <text:p text:style-name="P15">- apt: update_cache=yes</text:p>
      <text:p text:style-name="P15"><text:s text:c="2"/>environment: proxy_env</text:p>
      <text:p text:style-name="P15"/>
      <text:p text:style-name="P15"># Install the packages</text:p>
      <text:p text:style-name="P15">- apt: name={{item}} state=present</text:p>
      <text:p text:style-name="P15"><text:s text:c="2"/>with_items:</text:p>
      <text:p text:style-name="P15"><text:s text:c="3"/>- python-pip</text:p>
      <text:p text:style-name="P15"><text:s text:c="3"/>- python-dev</text:p>
      <text:p text:style-name="P15"><text:s text:c="3"/>- mysql-server</text:p>
      <text:p text:style-name="P15"><text:s text:c="3"/>- libmysqlclient-dev</text:p>
      <text:p text:style-name="P15"><text:s text:c="2"/>environment: proxy_env</text:p>
      <text:p text:style-name="P15"><text:s/></text:p>
      <text:p text:style-name="P15">- pip: name=MySQL-python</text:p>
      <text:p text:style-name="P15"><text:s text:c="2"/>environment: proxy_env</text:p>
      <text:p text:style-name="P15"/>
      <text:p text:style-name="P15">- name: Create Mysql configuration file</text:p>
      <text:p text:style-name="P15"><text:s text:c="2"/>lineinfile: dest=/etc/mysql/my.cnf regexp='^bind-address(\s*)=' line='bind-address\1= {{ mysql_host }}' <text:s/>backrefs=yes</text:p>
      <text:p text:style-name="P15"><text:s text:c="2"/>notify: </text:p>
      <text:p text:style-name="P15"><text:s text:c="2"/>- restart mysql</text:p>
      <text:p text:style-name="P15"/>
      <text:p text:style-name="P15">- name: Start Mysql Service</text:p>
      <text:p text:style-name="P15"><text:s text:c="2"/>service: name=mysql state=started enabled=true</text:p>
      <text:p text:style-name="P15"/>
      <text:p text:style-name="P15">- name: Create Application Database</text:p>
      <text:p text:style-name="P15"><text:s text:c="2"/>mysql_db: name={{ dbname }} state=present</text:p>
      <text:p text:style-name="P15"/>
      <text:p text:style-name="P15">- name: Create Application DB User</text:p>
      <text:p text:style-name="P15"><text:s text:c="2"/>mysql_user: name={{ dbuser }} password={{ upassword }} priv=*.*:ALL host='%' state=present</text:p>
      <text:p text:style-name="P15"/>
      <text:p text:style-name="P14"><text:soft-page-break/>Loadbalancer</text:p>
      <text:p text:style-name="P7">- name: Configure the loadbalancer </text:p>
      <text:p text:style-name="P7"><text:s text:c="2"/>hosts: lb1</text:p>
      <text:p text:style-name="P7"><text:s text:c="2"/>sudo: True</text:p>
      <text:p text:style-name="P7"><text:s text:c="2"/>tasks:</text:p>
      <text:p text:style-name="P7"><text:s text:c="5"/>- name: enable ufw</text:p>
      <text:p text:style-name="P7"><text:s text:c="7"/>service: name=ufw state=started</text:p>
      <text:p text:style-name="P7"/>
      <text:p text:style-name="P7"><text:s text:c="5"/>- name: allow http traffic</text:p>
      <text:p text:style-name="P7"><text:s text:c="7"/>ufw: rule=allow port=80 proto=tcp</text:p>
      <text:p text:style-name="P7"/>
      <text:p text:style-name="P7"><text:s text:c="5"/>- name: install nginx</text:p>
      <text:p text:style-name="P7"><text:s text:c="7"/>apt: name=nginx update_cache=yes</text:p>
      <text:p text:style-name="P7"><text:s text:c="3"/></text:p>
      <text:p text:style-name="P7"><text:s text:c="5"/>- name: start nginx</text:p>
      <text:p text:style-name="P7"><text:s text:c="7"/>service: name=nginx state=started</text:p>
      <text:p text:style-name="P7"/>
      <text:p text:style-name="P7"><text:s text:c="5"/>- name: copy configuration file</text:p>
      <text:p text:style-name="P7"><text:s text:c="7"/>copy: src=templates/default dest=/etc/nginx/sites-available/default</text:p>
      <text:p text:style-name="P7"/>
      <text:p text:style-name="P7"><text:s text:c="5"/>- name: enable configuration</text:p>
      <text:p text:style-name="P7"><text:s text:c="7"/>file: &gt;</text:p>
      <text:p text:style-name="P7"><text:s text:c="9"/>dest=/etc/nginx/sites-enabled/default </text:p>
      <text:p text:style-name="P7"><text:s text:c="9"/>src=/etc/nginx/sites-available/default</text:p>
      <text:p text:style-name="P7"/>
      <text:p text:style-name="P7"><text:s text:c="5"/>- name: restart nginx</text:p>
      <text:p text:style-name="P7"><text:s text:c="7"/>service: name=nginx state=restarted</text:p>
      <text:p text:style-name="P7"/>
      <text:p text:style-name="P7">6. In het mapje van de webservers moet nog een mapje aangemaakt worden waar de configuratie bestanden komen.</text:p>
      <text:p text:style-name="P7"/>
      <text:p text:style-name="P9">Index.php.j2:</text:p>
      <text:p text:style-name="P9"/>
      <text:p text:style-name="P7">&lt;html&gt;</text:p>
      <text:p text:style-name="P7">&lt;head&gt;</text:p>
      <text:p text:style-name="P7">&lt;style&gt;</text:p>
      <text:p text:style-name="P7">table {</text:p>
      <text:p text:style-name="P7"><text:s text:c="4"/>font-family: arial, sans-serif;</text:p>
      <text:p text:style-name="P7"><text:s text:c="4"/>border-collapse: collapse;</text:p>
      <text:p text:style-name="P7"><text:s text:c="4"/>width: 100%;</text:p>
      <text:p text:style-name="P7">}</text:p>
      <text:p text:style-name="P7"/>
      <text:p text:style-name="P7">td, th {</text:p>
      <text:p text:style-name="P7"><text:s text:c="4"/>border: 1px solid #dddddd;</text:p>
      <text:p text:style-name="P7"><text:s text:c="4"/>text-align: left;</text:p>
      <text:p text:style-name="P7"><text:s text:c="4"/>padding: 8px;</text:p>
      <text:p text:style-name="P7">}</text:p>
      <text:p text:style-name="P7"/>
      <text:p text:style-name="P7">tr:nth-child(even) {</text:p>
      <text:p text:style-name="P7"><text:s text:c="4"/>background-color: #dddddd;</text:p>
      <text:p text:style-name="P7"><text:soft-page-break/>}</text:p>
      <text:p text:style-name="P7">&lt;/style&gt;</text:p>
      <text:p text:style-name="P7">&lt;title&gt;Welcome to ansible&lt;/title&gt;</text:p>
      <text:p text:style-name="P7">&lt;/head&gt;</text:p>
      <text:p text:style-name="P7">&lt;body&gt;</text:p>
      <text:p text:style-name="P7">&lt;h1&gt;Thank you for choosing the Gold Package.&lt;/h1&gt;</text:p>
      <text:p text:style-name="P7">&lt;p&gt;If you can see this, Ansible successfully installed nginx.&lt;/p&gt;</text:p>
      <text:p text:style-name="P7"/>
      <text:p text:style-name="P7">&lt;p&gt;This is Webserver: &lt;?php echo gethostname(); ?&gt;&lt;/p&gt;</text:p>
      <text:p text:style-name="P7"/>
      <text:p text:style-name="P7">&lt;p&gt;{{ ansible_managed }}&lt;/p&gt;</text:p>
      <text:p text:style-name="P7"/>
      <text:p text:style-name="P7"/>
      <text:p text:style-name="P7">&lt;?php</text:p>
      <text:p text:style-name="P7"/>
      <text:p text:style-name="P7">// database credentials (defined in group_vars/all)</text:p>
      <text:p text:style-name="P7">$dbname = "dbtest";</text:p>
      <text:p text:style-name="P7">$dbuser = "dbuser";</text:p>
      <text:p text:style-name="P7">$dbpass = "secret";</text:p>
      <text:p text:style-name="P7">$dbhost = "192.168.1.5";</text:p>
      <text:p text:style-name="P7"/>
      <text:p text:style-name="P7">// query templates</text:p>
      <text:p text:style-name="P7">$create_table = "CREATE TABLE IF NOT EXISTS `wall` (</text:p>
      <text:p text:style-name="P7"><text:s text:c="3"/>`id` int(11) unsigned NOT NULL auto_increment,</text:p>
      <text:p text:style-name="P7"><text:s text:c="3"/>`title` varchar(255) NOT NULL default '',</text:p>
      <text:p text:style-name="P7"><text:s text:c="3"/>`content` text NOT NULL default '',</text:p>
      <text:p text:style-name="P7"><text:s text:c="3"/>PRIMARY KEY <text:s/>(`id`)</text:p>
      <text:p text:style-name="P7"><text:s text:c="3"/>) ENGINE=MyISAM <text:s/>DEFAULT CHARSET=utf8";</text:p>
      <text:p text:style-name="P7">$select_wall = 'SELECT * FROM wall';</text:p>
      <text:p text:style-name="P7"/>
      <text:p text:style-name="P7">// Connect to and select database</text:p>
      <text:p text:style-name="P7">$link = mysql_connect($dbhost, $dbuser, $dbpass)</text:p>
      <text:p text:style-name="P7"><text:s text:c="4"/>or die('Could not connect: ' . mysql_error());</text:p>
      <text:p text:style-name="P7">echo "Connected successfully\n&lt;br /&gt;\n";</text:p>
      <text:p text:style-name="P7">mysql_select_db($dbname) or die('Could not select database');</text:p>
      <text:p text:style-name="P7"/>
      <text:p text:style-name="P7">// create table</text:p>
      <text:p text:style-name="P7">$result = mysql_query($create_table) or die('Create Table failed: ' . mysql_error());</text:p>
      <text:p text:style-name="P7"/>
      <text:p text:style-name="P7">// handle new wall posts</text:p>
      <text:p text:style-name="P7">if (isset($_POST["title"])) {</text:p>
      <text:p text:style-name="P7"><text:s text:c="4"/>$result = mysql_query("insert into wall (title, content) values ('".$_POST["title"]."', '".$_POST["content"]."')") or die('Create Table failed: ' . mysql_error());</text:p>
      <text:p text:style-name="P7">}</text:p>
      <text:p text:style-name="P7"/>
      <text:p text:style-name="P7">// Performing SQL query</text:p>
      <text:p text:style-name="P7">$result = mysql_query($select_wall) or die('Query failed: ' . mysql_error());</text:p>
      <text:p text:style-name="P7"/>
      <text:p text:style-name="P7"><text:soft-page-break/>// Printing results in HTML</text:p>
      <text:p text:style-name="P7">echo "&lt;table&gt;\n";</text:p>
      <text:p text:style-name="P7">while ($line = mysql_fetch_array($result, MYSQL_ASSOC)) {</text:p>
      <text:p text:style-name="P7"><text:s text:c="4"/>echo "\t&lt;tr&gt;\n";</text:p>
      <text:p text:style-name="P7"><text:s text:c="4"/>foreach ($line as $col_value) {</text:p>
      <text:p text:style-name="P7"><text:s text:c="8"/>echo "\t\t&lt;td&gt;$col_value&lt;/td&gt;\n";</text:p>
      <text:p text:style-name="P7"><text:s text:c="4"/>}</text:p>
      <text:p text:style-name="P7"><text:s text:c="4"/>echo "\t&lt;/tr&gt;\n";</text:p>
      <text:p text:style-name="P7">}</text:p>
      <text:p text:style-name="P7">echo "&lt;/table&gt;\n";</text:p>
      <text:p text:style-name="P7"/>
      <text:p text:style-name="P7">// Free resultset</text:p>
      <text:p text:style-name="P7">mysql_free_result($result);</text:p>
      <text:p text:style-name="P7"/>
      <text:p text:style-name="P7">// Closing connection</text:p>
      <text:p text:style-name="P7">mysql_close($link);</text:p>
      <text:p text:style-name="P7">?&gt;</text:p>
      <text:p text:style-name="P7"/>
      <text:p text:style-name="P7">&lt;form method="post"&gt;</text:p>
      <text:p text:style-name="P7">Title: &lt;input type="text" name="title"&gt;&lt;br /&gt;</text:p>
      <text:p text:style-name="P7">Message: &lt;textarea name="content"&gt;&lt;/textarea&gt;&lt;br /&gt;</text:p>
      <text:p text:style-name="P7">&lt;input type="submit" value="Post message"&gt;</text:p>
      <text:p text:style-name="P7">&lt;/form&gt;</text:p>
      <text:p text:style-name="P7"/>
      <text:p text:style-name="P7"/>
      <text:p text:style-name="P7"/>
      <text:p text:style-name="P7"/>
      <text:p text:style-name="P7"/>
      <text:p text:style-name="P7">&lt;/body&gt;</text:p>
      <text:p text:style-name="P7">&lt;/html&gt;</text:p>
      <text:p text:style-name="P7"/>
      <text:p text:style-name="P14">Defaults</text:p>
      <text:p text:style-name="P7">server {</text:p>
      <text:p text:style-name="P7"><text:tab/>listen 80 default_server;</text:p>
      <text:p text:style-name="P7"><text:tab/>listen [::]:80 default_server ipv6only=on;</text:p>
      <text:p text:style-name="P7"/>
      <text:p text:style-name="P7"><text:tab/>root /usr/share/nginx/html;</text:p>
      <text:p text:style-name="P7"><text:tab/>index index.php index.html index.htm;</text:p>
      <text:p text:style-name="P7"/>
      <text:p text:style-name="P7"><text:tab/>server_name localhost;</text:p>
      <text:p text:style-name="P7"/>
      <text:p text:style-name="P7"><text:tab/>location / {</text:p>
      <text:p text:style-name="P7"><text:tab/><text:tab/>try_files $uri $uri/ =404;</text:p>
      <text:p text:style-name="P7"><text:tab/><text:tab/></text:p>
      <text:p text:style-name="P7"><text:tab/>}</text:p>
      <text:p text:style-name="P7"/>
      <text:p text:style-name="P7"><text:tab/>error_page 404 /404.html;</text:p>
      <text:p text:style-name="P7"/>
      <text:p text:style-name="P7"><text:tab/></text:p>
      <text:p text:style-name="P7"><text:tab/>error_page 500 502 503 504 /50x.html;</text:p>
      <text:p text:style-name="P7"><text:soft-page-break/><text:tab/>location = /50x.html {</text:p>
      <text:p text:style-name="P7"><text:tab/><text:tab/>root /usr/share/nginx/html;</text:p>
      <text:p text:style-name="P7"><text:tab/>}</text:p>
      <text:p text:style-name="P7"/>
      <text:p text:style-name="P7"/>
      <text:p text:style-name="P7"><text:tab/>location ~ \.php$ {</text:p>
      <text:p text:style-name="P7"><text:tab/><text:tab/>fastcgi_split_path_info ^(.+\.php)(/.+)$;</text:p>
      <text:p text:style-name="P7"><text:tab/><text:tab/>fastcgi_pass unix:/var/run/php5-fpm.sock;</text:p>
      <text:p text:style-name="P7"><text:tab/><text:tab/>fastcgi_index index.php;</text:p>
      <text:p text:style-name="P7"><text:tab/><text:tab/>include fastcgi_params;</text:p>
      <text:p text:style-name="P7"><text:tab/>}</text:p>
      <text:p text:style-name="P7">}</text:p>
      <text:p text:style-name="P7"/>
      <text:p text:style-name="P17">7. Als dit klaar is typ je in de terminal het command: vagrant up</text:p>
      <text:p text:style-name="P17">Hiermee worden de virtuele machines gestart en provisioned door an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5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ar Oene, van</meta:initial-creator>
    <meta:editing-cycles>8</meta:editing-cycles>
    <meta:creation-date>2018-05-27T19:35:00</meta:creation-date>
    <dc:date>2018-05-28T15:35:48.229019294</dc:date>
    <meta:editing-duration>PT42M53S</meta:editing-duration>
    <meta:generator>LibreOffice/6.0.3.2$Linux_X86_64 LibreOffice_project/00m0$Build-2</meta:generator>
    <meta:document-statistic meta:table-count="0" meta:image-count="0" meta:object-count="0" meta:page-count="14" meta:paragraph-count="492" meta:word-count="1944" meta:character-count="16092" meta:non-whitespace-character-count="138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